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color="#ff0000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Wigner_seitz_radius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9"/>
          <table:table-cell office:value-type="string" calcext:value-type="string">
            <text:p>Avogadro constant:</text:p>
          </table:table-cell>
          <table:table-cell/>
          <table:table-cell office:value-type="float" office:value="6.02214076E+023" calcext:value-type="float">
            <text:p>6,02214076E+023</text:p>
          </table:table-cell>
          <table:table-cell office:value-type="string" calcext:value-type="string">
            <text:p>Bohr radius [m]:</text:p>
          </table:table-cell>
          <table:table-cell table:style-name="ce3" office:value-type="float" office:value="0.00000000005291772109" calcext:value-type="float">
            <text:p>5,29E-11</text:p>
          </table:table-cell>
        </table:table-row>
        <table:table-row table:style-name="ro1">
          <table:table-cell office:value-type="string" calcext:value-type="string">
            <text:p>Element:</text:p>
          </table:table-cell>
          <table:table-cell office:value-type="string" calcext:value-type="string">
            <text:p>Proton number (Z):</text:p>
          </table:table-cell>
          <table:table-cell/>
          <table:table-cell office:value-type="string" calcext:value-type="string">
            <text:p>Electrons in valence shell:</text:p>
          </table:table-cell>
          <table:table-cell/>
          <table:table-cell office:value-type="string" calcext:value-type="string">
            <text:p>Molar weight [g/mol]</text:p>
          </table:table-cell>
          <table:table-cell/>
          <table:table-cell office:value-type="string" calcext:value-type="string">
            <text:p>density [g/cm3]</text:p>
          </table:table-cell>
          <table:table-cell/>
          <table:table-cell office:value-type="string" calcext:value-type="string">
            <text:p>Wigner-Seitz radius [m]:</text:p>
          </table:table-cell>
          <table:table-cell/>
          <table:table-cell office:value-type="string" calcext:value-type="string">
            <text:p>Wigner-Seitz radius [a.u.]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00794" calcext:value-type="float">
            <text:p>1,00794</text:p>
          </table:table-cell>
          <table:table-cell/>
          <table:table-cell office:value-type="float" office:value="0.07085" calcext:value-type="float">
            <text:p>0,07085</text:p>
          </table:table-cell>
          <table:table-cell/>
          <table:table-cell table:formula="of:==POWER((3*[.F3])/(4 * 3.1446 * [.H3] * [.D3] * [.$L$1]);1/3)/100" office:value-type="float" office:value="0.00000000017794259739938" calcext:value-type="float">
            <text:p>1,7794259739938E-10</text:p>
          </table:table-cell>
          <table:table-cell/>
          <table:table-cell table:formula="of:=[.J3]/[.$N$1]" office:value-type="float" office:value="3.36262774991281" calcext:value-type="float">
            <text:p>3,3626277499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.002602" calcext:value-type="float">
            <text:p>4,002602</text:p>
          </table:table-cell>
          <table:table-cell/>
          <table:table-cell office:value-type="float" office:value="0.125" calcext:value-type="float">
            <text:p>0,125</text:p>
          </table:table-cell>
          <table:table-cell/>
          <table:table-cell table:formula="of:==POWER((3*[.F4])/(4 * 3.1446 * [.H4] * [.D4] * [.$L$1]);1/3)/100" office:value-type="float" office:value="0.000000000185089784636951" calcext:value-type="float">
            <text:p>1,85089784636951E-10</text:p>
          </table:table-cell>
          <table:table-cell/>
          <table:table-cell table:formula="of:=[.J4]/[.$N$1]" office:value-type="float" office:value="3.49769001431787" calcext:value-type="float">
            <text:p>3,4976900143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941" calcext:value-type="float">
            <text:p>6,941</text:p>
          </table:table-cell>
          <table:table-cell/>
          <table:table-cell office:value-type="float" office:value="0.53" calcext:value-type="float">
            <text:p>0,53</text:p>
          </table:table-cell>
          <table:table-cell/>
          <table:table-cell table:formula="of:==POWER((3*[.F5])/(4 * 3.1446 * [.H5] * [.D5] * [.$L$1]);1/3)/100" office:value-type="float" office:value="0.000000000173099989649705" calcext:value-type="float">
            <text:p>1,73099989649705E-10</text:p>
          </table:table-cell>
          <table:table-cell/>
          <table:table-cell table:formula="of:=[.J5]/[.$N$1]" office:value-type="float" office:value="3.27111572615353" calcext:value-type="float">
            <text:p>3,2711157261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.012182" calcext:value-type="float">
            <text:p>9,012182</text:p>
          </table:table-cell>
          <table:table-cell/>
          <table:table-cell office:value-type="float" office:value="1.848" calcext:value-type="float">
            <text:p>1,848</text:p>
          </table:table-cell>
          <table:table-cell/>
          <table:table-cell table:formula="of:==POWER((3*[.F6])/(4 * 3.1446 * [.H6] * [.D6] * [.$L$1]);1/3)/100" office:value-type="float" office:value="0.0000000000988433935284313" calcext:value-type="float">
            <text:p>9,88433935284313E-11</text:p>
          </table:table-cell>
          <table:table-cell/>
          <table:table-cell table:formula="of:=[.J6]/[.$N$1]" office:value-type="float" office:value="1.86786942998401" calcext:value-type="float">
            <text:p>1,8678694299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.811" calcext:value-type="float">
            <text:p>10,811</text:p>
          </table:table-cell>
          <table:table-cell/>
          <table:table-cell office:value-type="float" office:value="2.08" calcext:value-type="float">
            <text:p>2,08</text:p>
          </table:table-cell>
          <table:table-cell/>
          <table:table-cell table:formula="of:==POWER((3*[.F7])/(4 * 3.1446 * [.H7] * [.D7] * [.$L$1]);1/3)/100" office:value-type="float" office:value="0.0000000000882013859640198" calcext:value-type="float">
            <text:p>8,82013859640198E-11</text:p>
          </table:table-cell>
          <table:table-cell/>
          <table:table-cell table:formula="of:=[.J7]/[.$N$1]" office:value-type="float" office:value="1.66676463285354" calcext:value-type="float">
            <text:p>1,66676463285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.0107" calcext:value-type="float">
            <text:p>12,0107</text:p>
          </table:table-cell>
          <table:table-cell/>
          <table:table-cell office:value-type="float" office:value="2.27" calcext:value-type="float">
            <text:p>2,27</text:p>
          </table:table-cell>
          <table:table-cell office:value-type="string" calcext:value-type="string">
            <text:p>(3.513 – diamant)</text:p>
          </table:table-cell>
          <table:table-cell table:formula="of:==POWER((3*[.F8])/(4 * 3.1446 * [.H8] * [.D8] * [.$L$1]);1/3)/100" office:value-type="float" office:value="0.0000000000806137530478938" calcext:value-type="float">
            <text:p>8,06137530478938E-11</text:p>
          </table:table-cell>
          <table:table-cell/>
          <table:table-cell table:formula="of:=[.J8]/[.$N$1]" office:value-type="float" office:value="1.52337915139599" calcext:value-type="float">
            <text:p>1,52337915139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.0067" calcext:value-type="float">
            <text:p>14,0067</text:p>
          </table:table-cell>
          <table:table-cell/>
          <table:table-cell office:value-type="float" office:value="0.8086" calcext:value-type="float">
            <text:p>0,8086</text:p>
          </table:table-cell>
          <table:table-cell/>
          <table:table-cell table:formula="of:==POWER((3*[.F9])/(4 * 3.1446 * [.H9] * [.D9] * [.$L$1]);1/3)/100" office:value-type="float" office:value="0.000000000111120028851942" calcext:value-type="float">
            <text:p>1,11120028851942E-10</text:p>
          </table:table-cell>
          <table:table-cell/>
          <table:table-cell table:formula="of:=[.J9]/[.$N$1]" office:value-type="float" office:value="2.09986421491875" calcext:value-type="float">
            <text:p>2,0998642149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.9994" calcext:value-type="float">
            <text:p>15,9994</text:p>
          </table:table-cell>
          <table:table-cell/>
          <table:table-cell office:value-type="float" office:value="1.141" calcext:value-type="float">
            <text:p>1,141</text:p>
          </table:table-cell>
          <table:table-cell/>
          <table:table-cell table:formula="of:==POWER((3*[.F10])/(4 * 3.1446 * [.H10] * [.D10] * [.$L$1]);1/3)/100" office:value-type="float" office:value="0.0000000000974549532475575" calcext:value-type="float">
            <text:p>9,74549532475575E-11</text:p>
          </table:table-cell>
          <table:table-cell/>
          <table:table-cell table:formula="of:=[.J10]/[.$N$1]" office:value-type="float" office:value="1.84163171127136" calcext:value-type="float">
            <text:p>1,8416317112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.9984032" calcext:value-type="float">
            <text:p>18,9984032</text:p>
          </table:table-cell>
          <table:table-cell/>
          <table:table-cell office:value-type="float" office:value="1.696" calcext:value-type="float">
            <text:p>1,696</text:p>
          </table:table-cell>
          <table:table-cell/>
          <table:table-cell table:formula="of:==POWER((3*[.F11])/(4 * 3.1446 * [.H11] * [.D11] * [.$L$1]);1/3)/100" office:value-type="float" office:value="0.0000000000858972752524277" calcext:value-type="float">
            <text:p>8,58972752524277E-11</text:p>
          </table:table-cell>
          <table:table-cell/>
          <table:table-cell table:formula="of:=[.J11]/[.$N$1]" office:value-type="float" office:value="1.62322325079604" calcext:value-type="float">
            <text:p>1,62322325079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.1797" calcext:value-type="float">
            <text:p>20,1797</text:p>
          </table:table-cell>
          <table:table-cell/>
          <table:table-cell office:value-type="float" office:value="0.888" calcext:value-type="float">
            <text:p>0,888</text:p>
          </table:table-cell>
          <table:table-cell/>
          <table:table-cell table:formula="of:==POWER((3*[.F12])/(4 * 3.1446 * [.H12] * [.D12] * [.$L$1]);1/3)/100" office:value-type="float" office:value="0.000000000104004524925882" calcext:value-type="float">
            <text:p>1,04004524925882E-10</text:p>
          </table:table-cell>
          <table:table-cell/>
          <table:table-cell table:formula="of:=[.J12]/[.$N$1]" office:value-type="float" office:value="1.96540067832846" calcext:value-type="float">
            <text:p>1,96540067832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.98976928" calcext:value-type="float">
            <text:p>22,98976928</text:p>
          </table:table-cell>
          <table:table-cell/>
          <table:table-cell office:value-type="float" office:value="0.968" calcext:value-type="float">
            <text:p>0,968</text:p>
          </table:table-cell>
          <table:table-cell/>
          <table:table-cell table:formula="of:==POWER((3*[.F13])/(4 * 3.1446 * [.H13] * [.D13] * [.$L$1]);1/3)/100" office:value-type="float" office:value="0.000000000211090198754033" calcext:value-type="float">
            <text:p>2,11090198754033E-10</text:p>
          </table:table-cell>
          <table:table-cell/>
          <table:table-cell table:formula="of:=[.J13]/[.$N$1]" office:value-type="float" office:value="3.98902663240204" calcext:value-type="float">
            <text:p>3,98902663240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.305" calcext:value-type="float">
            <text:p>24,305</text:p>
          </table:table-cell>
          <table:table-cell/>
          <table:table-cell office:value-type="float" office:value="1.738" calcext:value-type="float">
            <text:p>1,738</text:p>
          </table:table-cell>
          <table:table-cell/>
          <table:table-cell table:formula="of:==POWER((3*[.F14])/(4 * 3.1446 * [.H14] * [.D14] * [.$L$1]);1/3)/100" office:value-type="float" office:value="0.000000000140427965161849" calcext:value-type="float">
            <text:p>1,40427965161849E-10</text:p>
          </table:table-cell>
          <table:table-cell/>
          <table:table-cell table:formula="of:=[.J14]/[.$N$1]" office:value-type="float" office:value="2.65370394395889" calcext:value-type="float">
            <text:p>2,65370394395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.9815386" calcext:value-type="float">
            <text:p>26,9815386</text:p>
          </table:table-cell>
          <table:table-cell/>
          <table:table-cell office:value-type="float" office:value="2.7" calcext:value-type="float">
            <text:p>2,7</text:p>
          </table:table-cell>
          <table:table-cell/>
          <table:table-cell table:formula="of:==POWER((3*[.F15])/(4 * 3.1446 * [.H15] * [.D15] * [.$L$1]);1/3)/100" office:value-type="float" office:value="0.000000000109675312651626" calcext:value-type="float">
            <text:p>1,09675312651626E-10</text:p>
          </table:table-cell>
          <table:table-cell/>
          <table:table-cell table:formula="of:=[.J15]/[.$N$1]" office:value-type="float" office:value="2.07256303545451" calcext:value-type="float">
            <text:p>2,0725630354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.0855" calcext:value-type="float">
            <text:p>28,0855</text:p>
          </table:table-cell>
          <table:table-cell/>
          <table:table-cell office:value-type="float" office:value="2.329" calcext:value-type="float">
            <text:p>2,329</text:p>
          </table:table-cell>
          <table:table-cell/>
          <table:table-cell table:formula="of:==POWER((3*[.F16])/(4 * 3.1446 * [.H16] * [.D16] * [.$L$1]);1/3)/100" office:value-type="float" office:value="0.000000000106087905940566" calcext:value-type="float">
            <text:p>1,06087905940566E-10</text:p>
          </table:table-cell>
          <table:table-cell/>
          <table:table-cell table:formula="of:=[.J16]/[.$N$1]" office:value-type="float" office:value="2.00477087363866" calcext:value-type="float">
            <text:p>2,00477087363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.973762" calcext:value-type="float">
            <text:p>30,973762</text:p>
          </table:table-cell>
          <table:table-cell/>
          <table:table-cell office:value-type="float" office:value="2.69" calcext:value-type="float">
            <text:p>2,69</text:p>
          </table:table-cell>
          <table:table-cell office:value-type="string" calcext:value-type="string">
            <text:p>(1.823 – bílý, 2.34 – červený)</text:p>
          </table:table-cell>
          <table:table-cell table:formula="of:==POWER((3*[.F17])/(4 * 3.1446 * [.H17] * [.D17] * [.$L$1]);1/3)/100" office:value-type="float" office:value="0.0000000000969777732449294" calcext:value-type="float">
            <text:p>9,69777732449294E-11</text:p>
          </table:table-cell>
          <table:table-cell/>
          <table:table-cell table:formula="of:=[.J17]/[.$N$1]" office:value-type="float" office:value="1.83261431610016" calcext:value-type="float">
            <text:p>1,83261431610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.065" calcext:value-type="float">
            <text:p>32,065</text:p>
          </table:table-cell>
          <table:table-cell/>
          <table:table-cell office:value-type="float" office:value="2.07" calcext:value-type="float">
            <text:p>2,07</text:p>
          </table:table-cell>
          <table:table-cell office:value-type="string" calcext:value-type="string">
            <text:p>(1.96 - beta, 1.92 – gamma)</text:p>
          </table:table-cell>
          <table:table-cell table:formula="of:==POWER((3*[.F18])/(4 * 3.1446 * [.H18] * [.D18] * [.$L$1]);1/3)/100" office:value-type="float" office:value="0.000000000100743770215178" calcext:value-type="float">
            <text:p>1,00743770215178E-10</text:p>
          </table:table-cell>
          <table:table-cell/>
          <table:table-cell table:formula="of:=[.J18]/[.$N$1]" office:value-type="float" office:value="1.90378134469996" calcext:value-type="float">
            <text:p>1,90378134469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5.453" calcext:value-type="float">
            <text:p>35,453</text:p>
          </table:table-cell>
          <table:table-cell/>
          <table:table-cell office:value-type="float" office:value="1.563" calcext:value-type="float">
            <text:p>1,563</text:p>
          </table:table-cell>
          <table:table-cell/>
          <table:table-cell table:formula="of:==POWER((3*[.F19])/(4 * 3.1446 * [.H19] * [.D19] * [.$L$1]);1/3)/100" office:value-type="float" office:value="0.000000000108670994417806" calcext:value-type="float">
            <text:p>1,08670994417806E-10</text:p>
          </table:table-cell>
          <table:table-cell/>
          <table:table-cell table:formula="of:=[.J19]/[.$N$1]" office:value-type="float" office:value="2.05358417141554" calcext:value-type="float">
            <text:p>2,05358417141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9.948" calcext:value-type="float">
            <text:p>39,948</text:p>
          </table:table-cell>
          <table:table-cell/>
          <table:table-cell office:value-type="float" office:value="1.7838" calcext:value-type="float">
            <text:p>1,7838</text:p>
          </table:table-cell>
          <table:table-cell/>
          <table:table-cell table:formula="of:==POWER((3*[.F20])/(4 * 3.1446 * [.H20] * [.D20] * [.$L$1]);1/3)/100" office:value-type="float" office:value="0.000000000103498633350404" calcext:value-type="float">
            <text:p>1,03498633350404E-10</text:p>
          </table:table-cell>
          <table:table-cell/>
          <table:table-cell table:formula="of:=[.J20]/[.$N$1]" office:value-type="float" office:value="1.95584071306431" calcext:value-type="float">
            <text:p>1,95584071306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.0983" calcext:value-type="float">
            <text:p>39,0983</text:p>
          </table:table-cell>
          <table:table-cell/>
          <table:table-cell office:value-type="float" office:value="0.89" calcext:value-type="float">
            <text:p>0,89</text:p>
          </table:table-cell>
          <table:table-cell/>
          <table:table-cell table:formula="of:==POWER((3*[.F21])/(4 * 3.1446 * [.H21] * [.D21] * [.$L$1]);1/3)/100" office:value-type="float" office:value="0.000000000259121991588759" calcext:value-type="float">
            <text:p>2,59121991588759E-10</text:p>
          </table:table-cell>
          <table:table-cell/>
          <table:table-cell table:formula="of:=[.J21]/[.$N$1]" office:value-type="float" office:value="4.89669596973114" calcext:value-type="float">
            <text:p>4,89669596973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0.078" calcext:value-type="float">
            <text:p>40,078</text:p>
          </table:table-cell>
          <table:table-cell/>
          <table:table-cell office:value-type="float" office:value="1.55" calcext:value-type="float">
            <text:p>1,55</text:p>
          </table:table-cell>
          <table:table-cell/>
          <table:table-cell table:formula="of:==POWER((3*[.F22])/(4 * 3.1446 * [.H22] * [.D22] * [.$L$1]);1/3)/100" office:value-type="float" office:value="0.000000000172357333264976" calcext:value-type="float">
            <text:p>1,72357333264976E-10</text:p>
          </table:table-cell>
          <table:table-cell/>
          <table:table-cell table:formula="of:=[.J22]/[.$N$1]" office:value-type="float" office:value="3.25708155443502" calcext:value-type="float">
            <text:p>3,25708155443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4.955912" calcext:value-type="float">
            <text:p>44,955912</text:p>
          </table:table-cell>
          <table:table-cell/>
          <table:table-cell office:value-type="float" office:value="2.985" calcext:value-type="float">
            <text:p>2,985</text:p>
          </table:table-cell>
          <table:table-cell/>
          <table:table-cell table:formula="of:==POWER((3*[.F23])/(4 * 3.1446 * [.H23] * [.D23] * [.$L$1]);1/3)/100" office:value-type="float" office:value="0.000000000125744420684479" calcext:value-type="float">
            <text:p>1,25744420684479E-10</text:p>
          </table:table-cell>
          <table:table-cell/>
          <table:table-cell table:formula="of:=[.J23]/[.$N$1]" office:value-type="float" office:value="2.3762251679474" calcext:value-type="float">
            <text:p>2,376225167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7.867" calcext:value-type="float">
            <text:p>47,867</text:p>
          </table:table-cell>
          <table:table-cell/>
          <table:table-cell office:value-type="float" office:value="4.506" calcext:value-type="float">
            <text:p>4,506</text:p>
          </table:table-cell>
          <table:table-cell/>
          <table:table-cell table:formula="of:==POWER((3*[.F24])/(4 * 3.1446 * [.H24] * [.D24] * [.$L$1]);1/3)/100" office:value-type="float" office:value="0.000000000101697433727408" calcext:value-type="float">
            <text:p>1,01697433727408E-10</text:p>
          </table:table-cell>
          <table:table-cell/>
          <table:table-cell table:formula="of:=[.J24]/[.$N$1]" office:value-type="float" office:value="1.9218029732317" calcext:value-type="float">
            <text:p>1,9218029732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.9415" calcext:value-type="float">
            <text:p>50,941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=POWER((3*[.F25])/(4 * 3.1446 * [.H25] * [.D25] * [.$L$1]);1/3)/100" office:value-type="float" office:value="0.000000000087612312122663" calcext:value-type="float">
            <text:p>8,7612312122663E-11</text:p>
          </table:table-cell>
          <table:table-cell/>
          <table:table-cell table:formula="of:=[.J25]/[.$N$1]" office:value-type="float" office:value="1.65563275058002" calcext:value-type="float">
            <text:p>1,65563275058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1.9961" calcext:value-type="float">
            <text:p>51,9961</text:p>
          </table:table-cell>
          <table:table-cell/>
          <table:table-cell office:value-type="float" office:value="7.15" calcext:value-type="float">
            <text:p>7,15</text:p>
          </table:table-cell>
          <table:table-cell/>
          <table:table-cell table:formula="of:==POWER((3*[.F26])/(4 * 3.1446 * [.H26] * [.D26] * [.$L$1]);1/3)/100" office:value-type="float" office:value="0.0000000000782983859721842" calcext:value-type="float">
            <text:p>7,82983859721842E-11</text:p>
          </table:table-cell>
          <table:table-cell/>
          <table:table-cell table:formula="of:=[.J26]/[.$N$1]" office:value-type="float" office:value="1.47962505488507" calcext:value-type="float">
            <text:p>1,47962505488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4.938045" calcext:value-type="float">
            <text:p>54,938045</text:p>
          </table:table-cell>
          <table:table-cell/>
          <table:table-cell office:value-type="float" office:value="7.21" calcext:value-type="float">
            <text:p>7,21</text:p>
          </table:table-cell>
          <table:table-cell/>
          <table:table-cell table:formula="of:==POWER((3*[.F27])/(4 * 3.1446 * [.H27] * [.D27] * [.$L$1]);1/3)/100" office:value-type="float" office:value="0.0000000000755431254547781" calcext:value-type="float">
            <text:p>7,55431254547781E-11</text:p>
          </table:table-cell>
          <table:table-cell/>
          <table:table-cell table:formula="of:=[.J27]/[.$N$1]" office:value-type="float" office:value="1.42755817708586" calcext:value-type="float">
            <text:p>1,42755817708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5.845" calcext:value-type="float">
            <text:p>55,845</text:p>
          </table:table-cell>
          <table:table-cell/>
          <table:table-cell office:value-type="float" office:value="7.86" calcext:value-type="float">
            <text:p>7,86</text:p>
          </table:table-cell>
          <table:table-cell/>
          <table:table-cell table:formula="of:==POWER((3*[.F28])/(4 * 3.1446 * [.H28] * [.D28] * [.$L$1]);1/3)/100" office:value-type="float" office:value="0.0000000000705893047394917" calcext:value-type="float">
            <text:p>7,05893047394917E-11</text:p>
          </table:table-cell>
          <table:table-cell/>
          <table:table-cell table:formula="of:=[.J28]/[.$N$1]" office:value-type="float" office:value="1.33394453286143" calcext:value-type="float">
            <text:p>1,3339445328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8.933195" calcext:value-type="float">
            <text:p>58,933195</text:p>
          </table:table-cell>
          <table:table-cell/>
          <table:table-cell office:value-type="float" office:value="8.9" calcext:value-type="float">
            <text:p>8,9</text:p>
          </table:table-cell>
          <table:table-cell/>
          <table:table-cell table:formula="of:==POWER((3*[.F29])/(4 * 3.1446 * [.H29] * [.D29] * [.$L$1]);1/3)/100" office:value-type="float" office:value="0.0000000000662965314287656" calcext:value-type="float">
            <text:p>6,62965314287656E-11</text:p>
          </table:table-cell>
          <table:table-cell/>
          <table:table-cell table:formula="of:=[.J29]/[.$N$1]" office:value-type="float" office:value="1.25282287413722" calcext:value-type="float">
            <text:p>1,25282287413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8.6934" calcext:value-type="float">
            <text:p>58,6934</text:p>
          </table:table-cell>
          <table:table-cell/>
          <table:table-cell office:value-type="float" office:value="8.908" calcext:value-type="float">
            <text:p>8,908</text:p>
          </table:table-cell>
          <table:table-cell/>
          <table:table-cell table:formula="of:==POWER((3*[.F30])/(4 * 3.1446 * [.H30] * [.D30] * [.$L$1]);1/3)/100" office:value-type="float" office:value="0.0000000000639025227414756" calcext:value-type="float">
            <text:p>6,39025227414756E-11</text:p>
          </table:table-cell>
          <table:table-cell/>
          <table:table-cell table:formula="of:=[.J30]/[.$N$1]" office:value-type="float" office:value="1.20758266654743" calcext:value-type="float">
            <text:p>1,20758266654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3.546" calcext:value-type="float">
            <text:p>63,546</text:p>
          </table:table-cell>
          <table:table-cell/>
          <table:table-cell office:value-type="float" office:value="8.94" calcext:value-type="float">
            <text:p>8,94</text:p>
          </table:table-cell>
          <table:table-cell/>
          <table:table-cell table:formula="of:==POWER((3*[.F31])/(4 * 3.1446 * [.H31] * [.D31] * [.$L$1]);1/3)/100" office:value-type="float" office:value="0.0000000000634893657365994" calcext:value-type="float">
            <text:p>6,34893657365994E-11</text:p>
          </table:table-cell>
          <table:table-cell/>
          <table:table-cell table:formula="of:=[.J31]/[.$N$1]" office:value-type="float" office:value="1.19977513069052" calcext:value-type="float">
            <text:p>1,19977513069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5.38" calcext:value-type="float">
            <text:p>65,38</text:p>
          </table:table-cell>
          <table:table-cell/>
          <table:table-cell office:value-type="float" office:value="7.14" calcext:value-type="float">
            <text:p>7,14</text:p>
          </table:table-cell>
          <table:table-cell/>
          <table:table-cell table:formula="of:==POWER((3*[.F32])/(4 * 3.1446 * [.H32] * [.D32] * [.$L$1]);1/3)/100" office:value-type="float" office:value="0.0000000000671073572830079" calcext:value-type="float">
            <text:p>6,71073572830079E-11</text:p>
          </table:table-cell>
          <table:table-cell/>
          <table:table-cell table:formula="of:=[.J32]/[.$N$1]" office:value-type="float" office:value="1.26814526213014" calcext:value-type="float">
            <text:p>1,26814526213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69.723" calcext:value-type="float">
            <text:p>69,723</text:p>
          </table:table-cell>
          <table:table-cell/>
          <table:table-cell office:value-type="float" office:value="5.91" calcext:value-type="float">
            <text:p>5,91</text:p>
          </table:table-cell>
          <table:table-cell/>
          <table:table-cell table:formula="of:==POWER((3*[.F33])/(4 * 3.1446 * [.H33] * [.D33] * [.$L$1]);1/3)/100" office:value-type="float" office:value="0.0000000000710989839420626" calcext:value-type="float">
            <text:p>7,10989839420626E-11</text:p>
          </table:table-cell>
          <table:table-cell/>
          <table:table-cell table:formula="of:=[.J33]/[.$N$1]" office:value-type="float" office:value="1.34357607390425" calcext:value-type="float">
            <text:p>1,34357607390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2.64" calcext:value-type="float">
            <text:p>72,64</text:p>
          </table:table-cell>
          <table:table-cell/>
          <table:table-cell office:value-type="float" office:value="5.323" calcext:value-type="float">
            <text:p>5,323</text:p>
          </table:table-cell>
          <table:table-cell/>
          <table:table-cell table:formula="of:==POWER((3*[.F34])/(4 * 3.1446 * [.H34] * [.D34] * [.$L$1]);1/3)/100" office:value-type="float" office:value="0.0000000000728135314589623" calcext:value-type="float">
            <text:p>7,28135314589623E-11</text:p>
          </table:table-cell>
          <table:table-cell/>
          <table:table-cell table:formula="of:=[.J34]/[.$N$1]" office:value-type="float" office:value="1.37597632625041" calcext:value-type="float">
            <text:p>1,37597632625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4.9216" calcext:value-type="float">
            <text:p>74,9216</text:p>
          </table:table-cell>
          <table:table-cell/>
          <table:table-cell office:value-type="float" office:value="5.727" calcext:value-type="float">
            <text:p>5,727</text:p>
          </table:table-cell>
          <table:table-cell/>
          <table:table-cell table:formula="of:==POWER((3*[.F35])/(4 * 3.1446 * [.H35] * [.D35] * [.$L$1]);1/3)/100" office:value-type="float" office:value="0.0000000000701634901522086" calcext:value-type="float">
            <text:p>7,01634901522086E-11</text:p>
          </table:table-cell>
          <table:table-cell/>
          <table:table-cell table:formula="of:=[.J35]/[.$N$1]" office:value-type="float" office:value="1.32589780336303" calcext:value-type="float">
            <text:p>1,32589780336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8.96" calcext:value-type="float">
            <text:p>78,96</text:p>
          </table:table-cell>
          <table:table-cell/>
          <table:table-cell office:value-type="float" office:value="4.81" calcext:value-type="float">
            <text:p>4,81</text:p>
          </table:table-cell>
          <table:table-cell/>
          <table:table-cell table:formula="of:==POWER((3*[.F36])/(4 * 3.1446 * [.H36] * [.D36] * [.$L$1]);1/3)/100" office:value-type="float" office:value="0.0000000000740677258652833" calcext:value-type="float">
            <text:p>7,40677258652833E-11</text:p>
          </table:table-cell>
          <table:table-cell/>
          <table:table-cell table:formula="of:=[.J36]/[.$N$1]" office:value-type="float" office:value="1.39967716560039" calcext:value-type="float">
            <text:p>1,3996771656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79.914" calcext:value-type="float">
            <text:p>79,914</text:p>
          </table:table-cell>
          <table:table-cell/>
          <table:table-cell office:value-type="float" office:value="3.1028" calcext:value-type="float">
            <text:p>3,1028</text:p>
          </table:table-cell>
          <table:table-cell/>
          <table:table-cell table:formula="of:==POWER((3*[.F37])/(4 * 3.1446 * [.H37] * [.D37] * [.$L$1]);1/3)/100" office:value-type="float" office:value="0.0000000000843441641421331" calcext:value-type="float">
            <text:p>8,43441641421331E-11</text:p>
          </table:table-cell>
          <table:table-cell/>
          <table:table-cell table:formula="of:=[.J37]/[.$N$1]" office:value-type="float" office:value="1.59387370440017" calcext:value-type="float">
            <text:p>1,5938737044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83.798" calcext:value-type="float">
            <text:p>83,798</text:p>
          </table:table-cell>
          <table:table-cell/>
          <table:table-cell office:value-type="float" office:value="2.413" calcext:value-type="float">
            <text:p>2,413</text:p>
          </table:table-cell>
          <table:table-cell/>
          <table:table-cell table:formula="of:==POWER((3*[.F38])/(4 * 3.1446 * [.H38] * [.D38] * [.$L$1]);1/3)/100" office:value-type="float" office:value="0.0000000000914217630814674" calcext:value-type="float">
            <text:p>9,14217630814674E-11</text:p>
          </table:table-cell>
          <table:table-cell/>
          <table:table-cell table:formula="of:=[.J38]/[.$N$1]" office:value-type="float" office:value="1.72762094055376" calcext:value-type="float">
            <text:p>1,7276209405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5.4678" calcext:value-type="float">
            <text:p>85,4678</text:p>
          </table:table-cell>
          <table:table-cell/>
          <table:table-cell office:value-type="float" office:value="1.532" calcext:value-type="float">
            <text:p>1,532</text:p>
          </table:table-cell>
          <table:table-cell/>
          <table:table-cell table:formula="of:==POWER((3*[.F39])/(4 * 3.1446 * [.H39] * [.D39] * [.$L$1]);1/3)/100" office:value-type="float" office:value="0.000000000280605537309278" calcext:value-type="float">
            <text:p>2,80605537309278E-10</text:p>
          </table:table-cell>
          <table:table-cell/>
          <table:table-cell table:formula="of:=[.J39]/[.$N$1]" office:value-type="float" office:value="5.30267614571" calcext:value-type="float">
            <text:p>5,3026761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7.62" calcext:value-type="float">
            <text:p>87,62</text:p>
          </table:table-cell>
          <table:table-cell/>
          <table:table-cell office:value-type="float" office:value="2.64" calcext:value-type="float">
            <text:p>2,64</text:p>
          </table:table-cell>
          <table:table-cell/>
          <table:table-cell table:formula="of:==POWER((3*[.F40])/(4 * 3.1446 * [.H40] * [.D40] * [.$L$1]);1/3)/100" office:value-type="float" office:value="0.000000000187314512234621" calcext:value-type="float">
            <text:p>1,87314512234621E-10</text:p>
          </table:table-cell>
          <table:table-cell/>
          <table:table-cell table:formula="of:=[.J40]/[.$N$1]" office:value-type="float" office:value="3.53973127293304" calcext:value-type="float">
            <text:p>3,5397312729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8.90585" calcext:value-type="float">
            <text:p>88,90585</text:p>
          </table:table-cell>
          <table:table-cell/>
          <table:table-cell office:value-type="float" office:value="4.472" calcext:value-type="float">
            <text:p>4,472</text:p>
          </table:table-cell>
          <table:table-cell/>
          <table:table-cell table:formula="of:==POWER((3*[.F41])/(4 * 3.1446 * [.H41] * [.D41] * [.$L$1]);1/3)/100" office:value-type="float" office:value="0.000000000137938049287963" calcext:value-type="float">
            <text:p>1,37938049287963E-10</text:p>
          </table:table-cell>
          <table:table-cell/>
          <table:table-cell table:formula="of:=[.J41]/[.$N$1]" office:value-type="float" office:value="2.60665135320859" calcext:value-type="float">
            <text:p>2,60665135320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1.224" calcext:value-type="float">
            <text:p>91,224</text:p>
          </table:table-cell>
          <table:table-cell/>
          <table:table-cell office:value-type="float" office:value="6.52" calcext:value-type="float">
            <text:p>6,52</text:p>
          </table:table-cell>
          <table:table-cell/>
          <table:table-cell table:formula="of:==POWER((3*[.F42])/(4 * 3.1446 * [.H42] * [.D42] * [.$L$1]);1/3)/100" office:value-type="float" office:value="0.000000000111476200596967" calcext:value-type="float">
            <text:p>1,11476200596967E-10</text:p>
          </table:table-cell>
          <table:table-cell/>
          <table:table-cell table:formula="of:=[.J42]/[.$N$1]" office:value-type="float" office:value="2.10659488543305" calcext:value-type="float">
            <text:p>2,1065948854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2.90638" calcext:value-type="float">
            <text:p>92,90638</text:p>
          </table:table-cell>
          <table:table-cell/>
          <table:table-cell office:value-type="float" office:value="8.57" calcext:value-type="float">
            <text:p>8,57</text:p>
          </table:table-cell>
          <table:table-cell/>
          <table:table-cell table:formula="of:==POWER((3*[.F43])/(4 * 3.1446 * [.H43] * [.D43] * [.$L$1]);1/3)/100" office:value-type="float" office:value="0.0000000000950487816563437" calcext:value-type="float">
            <text:p>9,50487816563437E-11</text:p>
          </table:table-cell>
          <table:table-cell/>
          <table:table-cell table:formula="of:=[.J43]/[.$N$1]" office:value-type="float" office:value="1.79616165810862" calcext:value-type="float">
            <text:p>1,79616165810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96" calcext:value-type="float">
            <text:p>95,96</text:p>
          </table:table-cell>
          <table:table-cell/>
          <table:table-cell office:value-type="float" office:value="10.28" calcext:value-type="float">
            <text:p>10,28</text:p>
          </table:table-cell>
          <table:table-cell/>
          <table:table-cell table:formula="of:==POWER((3*[.F44])/(4 * 3.1446 * [.H44] * [.D44] * [.$L$1]);1/3)/100" office:value-type="float" office:value="0.0000000000850936086726222" calcext:value-type="float">
            <text:p>8,50936086726222E-11</text:p>
          </table:table-cell>
          <table:table-cell/>
          <table:table-cell table:formula="of:=[.J44]/[.$N$1]" office:value-type="float" office:value="1.60803615348248" calcext:value-type="float">
            <text:p>1,60803615348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=POWER((3*[.F45])/(4 * 3.1446 * [.H45] * [.D45] * [.$L$1]);1/3)/100" office:value-type="float" office:value="0.000000000079584183900951" calcext:value-type="float">
            <text:p>7,9584183900951E-11</text:p>
          </table:table-cell>
          <table:table-cell/>
          <table:table-cell table:formula="of:=[.J45]/[.$N$1]" office:value-type="float" office:value="1.50392311425501" calcext:value-type="float">
            <text:p>1,50392311425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1.07" calcext:value-type="float">
            <text:p>101,07</text:p>
          </table:table-cell>
          <table:table-cell/>
          <table:table-cell office:value-type="float" office:value="12.41" calcext:value-type="float">
            <text:p>12,41</text:p>
          </table:table-cell>
          <table:table-cell/>
          <table:table-cell table:formula="of:==POWER((3*[.F46])/(4 * 3.1446 * [.H46] * [.D46] * [.$L$1]);1/3)/100" office:value-type="float" office:value="0.0000000000738757352170976" calcext:value-type="float">
            <text:p>7,38757352170976E-11</text:p>
          </table:table-cell>
          <table:table-cell/>
          <table:table-cell table:formula="of:=[.J46]/[.$N$1]" office:value-type="float" office:value="1.39604906816477" calcext:value-type="float">
            <text:p>1,39604906816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2.9055" calcext:value-type="float">
            <text:p>102,9055</text:p>
          </table:table-cell>
          <table:table-cell/>
          <table:table-cell office:value-type="float" office:value="12.41" calcext:value-type="float">
            <text:p>12,41</text:p>
          </table:table-cell>
          <table:table-cell/>
          <table:table-cell table:formula="of:==POWER((3*[.F47])/(4 * 3.1446 * [.H47] * [.D47] * [.$L$1]);1/3)/100" office:value-type="float" office:value="0.0000000000714589146593838" calcext:value-type="float">
            <text:p>7,14589146593838E-11</text:p>
          </table:table-cell>
          <table:table-cell/>
          <table:table-cell table:formula="of:=[.J47]/[.$N$1]" office:value-type="float" office:value="1.35037777870006" calcext:value-type="float">
            <text:p>1,3503777787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6.42" calcext:value-type="float">
            <text:p>106,42</text:p>
          </table:table-cell>
          <table:table-cell/>
          <table:table-cell office:value-type="float" office:value="12.023" calcext:value-type="float">
            <text:p>12,023</text:p>
          </table:table-cell>
          <table:table-cell/>
          <table:table-cell table:formula="of:==POWER((3*[.F48])/(4 * 3.1446 * [.H48] * [.D48] * [.$L$1]);1/3)/100" office:value-type="float" office:value="0.0000000000705101739568561" calcext:value-type="float">
            <text:p>7,05101739568561E-11</text:p>
          </table:table-cell>
          <table:table-cell/>
          <table:table-cell table:formula="of:=[.J48]/[.$N$1]" office:value-type="float" office:value="1.33244917778934" calcext:value-type="float">
            <text:p>1,33244917778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7.8682" calcext:value-type="float">
            <text:p>107,8682</text:p>
          </table:table-cell>
          <table:table-cell/>
          <table:table-cell office:value-type="float" office:value="10.49" calcext:value-type="float">
            <text:p>10,49</text:p>
          </table:table-cell>
          <table:table-cell/>
          <table:table-cell table:formula="of:==POWER((3*[.F49])/(4 * 3.1446 * [.H49] * [.D49] * [.$L$1]);1/3)/100" office:value-type="float" office:value="0.0000000000718053389233462" calcext:value-type="float">
            <text:p>7,18053389233462E-11</text:p>
          </table:table-cell>
          <table:table-cell/>
          <table:table-cell table:formula="of:=[.J49]/[.$N$1]" office:value-type="float" office:value="1.35692424851824" calcext:value-type="float">
            <text:p>1,3569242485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2.411" calcext:value-type="float">
            <text:p>112,411</text:p>
          </table:table-cell>
          <table:table-cell/>
          <table:table-cell office:value-type="float" office:value="8.65" calcext:value-type="float">
            <text:p>8,65</text:p>
          </table:table-cell>
          <table:table-cell/>
          <table:table-cell table:formula="of:==POWER((3*[.F50])/(4 * 3.1446 * [.H50] * [.D50] * [.$L$1]);1/3)/100" office:value-type="float" office:value="0.0000000000754140277163509" calcext:value-type="float">
            <text:p>7,54140277163509E-11</text:p>
          </table:table-cell>
          <table:table-cell/>
          <table:table-cell table:formula="of:=[.J50]/[.$N$1]" office:value-type="float" office:value="1.42511858339648" calcext:value-type="float">
            <text:p>1,42511858339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4.818" calcext:value-type="float">
            <text:p>114,818</text:p>
          </table:table-cell>
          <table:table-cell/>
          <table:table-cell office:value-type="float" office:value="7.31" calcext:value-type="float">
            <text:p>7,31</text:p>
          </table:table-cell>
          <table:table-cell/>
          <table:table-cell table:formula="of:==POWER((3*[.F51])/(4 * 3.1446 * [.H51] * [.D51] * [.$L$1]);1/3)/100" office:value-type="float" office:value="0.000000000078216443813395" calcext:value-type="float">
            <text:p>7,8216443813395E-11</text:p>
          </table:table-cell>
          <table:table-cell/>
          <table:table-cell table:formula="of:=[.J51]/[.$N$1]" office:value-type="float" office:value="1.47807657250334" calcext:value-type="float">
            <text:p>1,4780765725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8.71" calcext:value-type="float">
            <text:p>118,71</text:p>
          </table:table-cell>
          <table:table-cell/>
          <table:table-cell office:value-type="float" office:value="7.365" calcext:value-type="float">
            <text:p>7,365</text:p>
          </table:table-cell>
          <table:table-cell office:value-type="string" calcext:value-type="string">
            <text:p>(5.769 – šedá)</text:p>
          </table:table-cell>
          <table:table-cell table:formula="of:==POWER((3*[.F52])/(4 * 3.1446 * [.H52] * [.D52] * [.$L$1]);1/3)/100" office:value-type="float" office:value="0.0000000000769680510485447" calcext:value-type="float">
            <text:p>7,69680510485447E-11</text:p>
          </table:table-cell>
          <table:table-cell/>
          <table:table-cell table:formula="of:=[.J52]/[.$N$1]" office:value-type="float" office:value="1.45448536828789" calcext:value-type="float">
            <text:p>1,4544853682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1.76" calcext:value-type="float">
            <text:p>121,76</text:p>
          </table:table-cell>
          <table:table-cell/>
          <table:table-cell office:value-type="float" office:value="6.697" calcext:value-type="float">
            <text:p>6,697</text:p>
          </table:table-cell>
          <table:table-cell/>
          <table:table-cell table:formula="of:==POWER((3*[.F53])/(4 * 3.1446 * [.H53] * [.D53] * [.$L$1]);1/3)/100" office:value-type="float" office:value="0.0000000000782995640650464" calcext:value-type="float">
            <text:p>7,82995640650464E-11</text:p>
          </table:table-cell>
          <table:table-cell/>
          <table:table-cell table:formula="of:=[.J53]/[.$N$1]" office:value-type="float" office:value="1.47964731761366" calcext:value-type="float">
            <text:p>1,47964731761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7.6" calcext:value-type="float">
            <text:p>127,6</text:p>
          </table:table-cell>
          <table:table-cell/>
          <table:table-cell office:value-type="float" office:value="6.24" calcext:value-type="float">
            <text:p>6,24</text:p>
          </table:table-cell>
          <table:table-cell/>
          <table:table-cell table:formula="of:==POWER((3*[.F54])/(4 * 3.1446 * [.H54] * [.D54] * [.$L$1]);1/3)/100" office:value-type="float" office:value="0.0000000000796948671471751" calcext:value-type="float">
            <text:p>7,96948671471751E-11</text:p>
          </table:table-cell>
          <table:table-cell/>
          <table:table-cell table:formula="of:=[.J54]/[.$N$1]" office:value-type="float" office:value="1.50601472447451" calcext:value-type="float">
            <text:p>1,50601472447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26.90447" calcext:value-type="float">
            <text:p>126,90447</text:p>
          </table:table-cell>
          <table:table-cell/>
          <table:table-cell office:value-type="float" office:value="4.933" calcext:value-type="float">
            <text:p>4,933</text:p>
          </table:table-cell>
          <table:table-cell/>
          <table:table-cell table:formula="of:==POWER((3*[.F55])/(4 * 3.1446 * [.H55] * [.D55] * [.$L$1]);1/3)/100" office:value-type="float" office:value="0.0000000000843115896785351" calcext:value-type="float">
            <text:p>8,43115896785351E-11</text:p>
          </table:table-cell>
          <table:table-cell/>
          <table:table-cell table:formula="of:=[.J55]/[.$N$1]" office:value-type="float" office:value="1.59325813625159" calcext:value-type="float">
            <text:p>1,59325813625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1.293" calcext:value-type="float">
            <text:p>131,293</text:p>
          </table:table-cell>
          <table:table-cell/>
          <table:table-cell office:value-type="float" office:value="3.1" calcext:value-type="float">
            <text:p>3,1</text:p>
          </table:table-cell>
          <table:table-cell/>
          <table:table-cell table:formula="of:==POWER((3*[.F56])/(4 * 3.1446 * [.H56] * [.D56] * [.$L$1]);1/3)/100" office:value-type="float" office:value="0.0000000000976751547507002" calcext:value-type="float">
            <text:p>9,76751547507002E-11</text:p>
          </table:table-cell>
          <table:table-cell/>
          <table:table-cell table:formula="of:=[.J56]/[.$N$1]" office:value-type="float" office:value="1.8457929166031" calcext:value-type="float">
            <text:p>1,8457929166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2.9054519" calcext:value-type="float">
            <text:p>132,9054519</text:p>
          </table:table-cell>
          <table:table-cell/>
          <table:table-cell office:value-type="float" office:value="1.93" calcext:value-type="float">
            <text:p>1,93</text:p>
          </table:table-cell>
          <table:table-cell/>
          <table:table-cell table:formula="of:==POWER((3*[.F57])/(4 * 3.1446 * [.H57] * [.D57] * [.$L$1]);1/3)/100" office:value-type="float" office:value="0.000000000301007150707118" calcext:value-type="float">
            <text:p>3,01007150707118E-10</text:p>
          </table:table-cell>
          <table:table-cell/>
          <table:table-cell table:formula="of:=[.J57]/[.$N$1]" office:value-type="float" office:value="5.68821076393633" calcext:value-type="float">
            <text:p>5,6882107639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7.327" calcext:value-type="float">
            <text:p>137,327</text:p>
          </table:table-cell>
          <table:table-cell/>
          <table:table-cell office:value-type="float" office:value="3.51" calcext:value-type="float">
            <text:p>3,51</text:p>
          </table:table-cell>
          <table:table-cell/>
          <table:table-cell table:formula="of:==POWER((3*[.F58])/(4 * 3.1446 * [.H58] * [.D58] * [.$L$1]);1/3)/100" office:value-type="float" office:value="0.000000000197873631293056" calcext:value-type="float">
            <text:p>1,97873631293056E-10</text:p>
          </table:table-cell>
          <table:table-cell/>
          <table:table-cell table:formula="of:=[.J58]/[.$N$1]" office:value-type="float" office:value="3.73926970431175" calcext:value-type="float">
            <text:p>3,73926970431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8.90547" calcext:value-type="float">
            <text:p>138,90547</text:p>
          </table:table-cell>
          <table:table-cell/>
          <table:table-cell office:value-type="float" office:value="6.17" calcext:value-type="float">
            <text:p>6,17</text:p>
          </table:table-cell>
          <table:table-cell/>
          <table:table-cell table:formula="of:==POWER((3*[.F59])/(4 * 3.1446 * [.H59] * [.D59] * [.$L$1]);1/3)/100" office:value-type="float" office:value="0.000000000143775855407312" calcext:value-type="float">
            <text:p>1,43775855407312E-10</text:p>
          </table:table-cell>
          <table:table-cell/>
          <table:table-cell table:formula="of:=[.J59]/[.$N$1]" office:value-type="float" office:value="2.71696990055156" calcext:value-type="float">
            <text:p>2,71696990055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0.116" calcext:value-type="float">
            <text:p>140,116</text:p>
          </table:table-cell>
          <table:table-cell/>
          <table:table-cell office:value-type="float" office:value="6.77" calcext:value-type="float">
            <text:p>6,77</text:p>
          </table:table-cell>
          <table:table-cell/>
          <table:table-cell table:formula="of:==POWER((3*[.F60])/(4 * 3.1446 * [.H60] * [.D60] * [.$L$1]);1/3)/100" office:value-type="float" office:value="0.000000000127016850712164" calcext:value-type="float">
            <text:p>1,27016850712164E-10</text:p>
          </table:table-cell>
          <table:table-cell/>
          <table:table-cell table:formula="of:=[.J60]/[.$N$1]" office:value-type="float" office:value="2.40027061059829" calcext:value-type="float">
            <text:p>2,40027061059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0.90765" calcext:value-type="float">
            <text:p>140,90765</text:p>
          </table:table-cell>
          <table:table-cell/>
          <table:table-cell office:value-type="float" office:value="6.77" calcext:value-type="float">
            <text:p>6,77</text:p>
          </table:table-cell>
          <table:table-cell/>
          <table:table-cell table:formula="of:==POWER((3*[.F61])/(4 * 3.1446 * [.H61] * [.D61] * [.$L$1]);1/3)/100" office:value-type="float" office:value="0.000000000118133648359178" calcext:value-type="float">
            <text:p>1,18133648359178E-10</text:p>
          </table:table-cell>
          <table:table-cell/>
          <table:table-cell table:formula="of:=[.J61]/[.$N$1]" office:value-type="float" office:value="2.23240241502959" calcext:value-type="float">
            <text:p>2,2324024150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4.242" calcext:value-type="float">
            <text:p>144,242</text:p>
          </table:table-cell>
          <table:table-cell/>
          <table:table-cell office:value-type="float" office:value="7.01" calcext:value-type="float">
            <text:p>7,01</text:p>
          </table:table-cell>
          <table:table-cell/>
          <table:table-cell table:formula="of:==POWER((3*[.F62])/(4 * 3.1446 * [.H62] * [.D62] * [.$L$1]);1/3)/100" office:value-type="float" office:value="0.000000000110744578030526" calcext:value-type="float">
            <text:p>1,10744578030526E-10</text:p>
          </table:table-cell>
          <table:table-cell/>
          <table:table-cell table:formula="of:=[.J62]/[.$N$1]" office:value-type="float" office:value="2.09276922266128" calcext:value-type="float">
            <text:p>2,09276922266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7.26" calcext:value-type="float">
            <text:p>7,26</text:p>
          </table:table-cell>
          <table:table-cell/>
          <table:table-cell table:formula="of:==POWER((3*[.F63])/(4 * 3.1446 * [.H63] * [.D63] * [.$L$1]);1/3)/100" office:value-type="float" office:value="0.000000000104158031655681" calcext:value-type="float">
            <text:p>1,04158031655681E-10</text:p>
          </table:table-cell>
          <table:table-cell/>
          <table:table-cell table:formula="of:=[.J63]/[.$N$1]" office:value-type="float" office:value="1.96830153510454" calcext:value-type="float">
            <text:p>1,96830153510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50.36" calcext:value-type="float">
            <text:p>150,36</text:p>
          </table:table-cell>
          <table:table-cell/>
          <table:table-cell office:value-type="float" office:value="7.52" calcext:value-type="float">
            <text:p>7,52</text:p>
          </table:table-cell>
          <table:table-cell/>
          <table:table-cell table:formula="of:==POWER((3*[.F64])/(4 * 3.1446 * [.H64] * [.D64] * [.$L$1]);1/3)/100" office:value-type="float" office:value="0.0000000000996605195244992" calcext:value-type="float">
            <text:p>9,96605195244992E-11</text:p>
          </table:table-cell>
          <table:table-cell/>
          <table:table-cell table:formula="of:=[.J64]/[.$N$1]" office:value-type="float" office:value="1.88331087340291" calcext:value-type="float">
            <text:p>1,88331087340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51.964" calcext:value-type="float">
            <text:p>151,964</text:p>
          </table:table-cell>
          <table:table-cell/>
          <table:table-cell office:value-type="float" office:value="5.264" calcext:value-type="float">
            <text:p>5,264</text:p>
          </table:table-cell>
          <table:table-cell/>
          <table:table-cell table:formula="of:==POWER((3*[.F65])/(4 * 3.1446 * [.H65] * [.D65] * [.$L$1]);1/3)/100" office:value-type="float" office:value="0.000000000108303483550119" calcext:value-type="float">
            <text:p>1,08303483550119E-10</text:p>
          </table:table-cell>
          <table:table-cell/>
          <table:table-cell table:formula="of:=[.J65]/[.$N$1]" office:value-type="float" office:value="2.04663922253798" calcext:value-type="float">
            <text:p>2,04663922253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7.25" calcext:value-type="float">
            <text:p>157,25</text:p>
          </table:table-cell>
          <table:table-cell/>
          <table:table-cell office:value-type="float" office:value="7.9" calcext:value-type="float">
            <text:p>7,9</text:p>
          </table:table-cell>
          <table:table-cell/>
          <table:table-cell table:formula="of:==POWER((3*[.F66])/(4 * 3.1446 * [.H66] * [.D66] * [.$L$1]);1/3)/100" office:value-type="float" office:value="0.0000000000923782018863133" calcext:value-type="float">
            <text:p>9,23782018863133E-11</text:p>
          </table:table-cell>
          <table:table-cell/>
          <table:table-cell table:formula="of:=[.J66]/[.$N$1]" office:value-type="float" office:value="1.74569501451509" calcext:value-type="float">
            <text:p>1,7456950145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58.92535" calcext:value-type="float">
            <text:p>158,92535</text:p>
          </table:table-cell>
          <table:table-cell/>
          <table:table-cell office:value-type="float" office:value="8.23" calcext:value-type="float">
            <text:p>8,23</text:p>
          </table:table-cell>
          <table:table-cell/>
          <table:table-cell table:formula="of:==POWER((3*[.F67])/(4 * 3.1446 * [.H67] * [.D67] * [.$L$1]);1/3)/100" office:value-type="float" office:value="0.0000000000885894221803847" calcext:value-type="float">
            <text:p>8,85894221803847E-11</text:p>
          </table:table-cell>
          <table:table-cell/>
          <table:table-cell table:formula="of:=[.J67]/[.$N$1]" office:value-type="float" office:value="1.67409745460724" calcext:value-type="float">
            <text:p>1,67409745460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62.5" calcext:value-type="float">
            <text:p>162,5</text:p>
          </table:table-cell>
          <table:table-cell/>
          <table:table-cell office:value-type="float" office:value="8.54" calcext:value-type="float">
            <text:p>8,54</text:p>
          </table:table-cell>
          <table:table-cell/>
          <table:table-cell table:formula="of:==POWER((3*[.F68])/(4 * 3.1446 * [.H68] * [.D68] * [.$L$1]);1/3)/100" office:value-type="float" office:value="0.0000000000856353479157359" calcext:value-type="float">
            <text:p>8,56353479157359E-11</text:p>
          </table:table-cell>
          <table:table-cell/>
          <table:table-cell table:formula="of:=[.J68]/[.$N$1]" office:value-type="float" office:value="1.61827354148701" calcext:value-type="float">
            <text:p>1,6182735414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64.93032" calcext:value-type="float">
            <text:p>164,93032</text:p>
          </table:table-cell>
          <table:table-cell/>
          <table:table-cell office:value-type="float" office:value="8.79" calcext:value-type="float">
            <text:p>8,79</text:p>
          </table:table-cell>
          <table:table-cell/>
          <table:table-cell table:formula="of:==POWER((3*[.F69])/(4 * 3.1446 * [.H69] * [.D69] * [.$L$1]);1/3)/100" office:value-type="float" office:value="0.000000000082992288759032" calcext:value-type="float">
            <text:p>8,2992288759032E-11</text:p>
          </table:table-cell>
          <table:table-cell/>
          <table:table-cell table:formula="of:=[.J69]/[.$N$1]" office:value-type="float" office:value="1.56832696211317" calcext:value-type="float">
            <text:p>1,568326962113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67.259" calcext:value-type="float">
            <text:p>167,259</text:p>
          </table:table-cell>
          <table:table-cell/>
          <table:table-cell office:value-type="float" office:value="9.066" calcext:value-type="float">
            <text:p>9,066</text:p>
          </table:table-cell>
          <table:table-cell/>
          <table:table-cell table:formula="of:==POWER((3*[.F70])/(4 * 3.1446 * [.H70] * [.D70] * [.$L$1]);1/3)/100" office:value-type="float" office:value="0.0000000000805125469613091" calcext:value-type="float">
            <text:p>8,05125469613091E-11</text:p>
          </table:table-cell>
          <table:table-cell/>
          <table:table-cell table:formula="of:=[.J70]/[.$N$1]" office:value-type="float" office:value="1.52146663353807" calcext:value-type="float">
            <text:p>1,5214666335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8.93421" calcext:value-type="float">
            <text:p>168,93421</text:p>
          </table:table-cell>
          <table:table-cell/>
          <table:table-cell office:value-type="float" office:value="9.32" calcext:value-type="float">
            <text:p>9,32</text:p>
          </table:table-cell>
          <table:table-cell/>
          <table:table-cell table:formula="of:==POWER((3*[.F71])/(4 * 3.1446 * [.H71] * [.D71] * [.$L$1]);1/3)/100" office:value-type="float" office:value="0.0000000000782201170636002" calcext:value-type="float">
            <text:p>7,82201170636002E-11</text:p>
          </table:table-cell>
          <table:table-cell/>
          <table:table-cell table:formula="of:=[.J71]/[.$N$1]" office:value-type="float" office:value="1.47814598687209" calcext:value-type="float">
            <text:p>1,4781459868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3.054" calcext:value-type="float">
            <text:p>173,054</text:p>
          </table:table-cell>
          <table:table-cell/>
          <table:table-cell office:value-type="float" office:value="6.9" calcext:value-type="float">
            <text:p>6,9</text:p>
          </table:table-cell>
          <table:table-cell/>
          <table:table-cell table:formula="of:==POWER((3*[.F72])/(4 * 3.1446 * [.H72] * [.D72] * [.$L$1]);1/3)/100" office:value-type="float" office:value="0.0000000000853072299237178" calcext:value-type="float">
            <text:p>8,53072299237178E-11</text:p>
          </table:table-cell>
          <table:table-cell/>
          <table:table-cell table:formula="of:=[.J72]/[.$N$1]" office:value-type="float" office:value="1.61207301007221" calcext:value-type="float">
            <text:p>1,61207301007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4.9668" calcext:value-type="float">
            <text:p>174,9668</text:p>
          </table:table-cell>
          <table:table-cell/>
          <table:table-cell office:value-type="float" office:value="9.841" calcext:value-type="float">
            <text:p>9,841</text:p>
          </table:table-cell>
          <table:table-cell/>
          <table:table-cell table:formula="of:==POWER((3*[.F73])/(4 * 3.1446 * [.H73] * [.D73] * [.$L$1]);1/3)/100" office:value-type="float" office:value="0.0000000000745425334560279" calcext:value-type="float">
            <text:p>7,45425334560279E-11</text:p>
          </table:table-cell>
          <table:table-cell/>
          <table:table-cell table:formula="of:=[.J73]/[.$N$1]" office:value-type="float" office:value="1.40864972868445" calcext:value-type="float">
            <text:p>1,40864972868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78.49" calcext:value-type="float">
            <text:p>178,49</text:p>
          </table:table-cell>
          <table:table-cell/>
          <table:table-cell office:value-type="float" office:value="13.31" calcext:value-type="float">
            <text:p>13,31</text:p>
          </table:table-cell>
          <table:table-cell/>
          <table:table-cell table:formula="of:==POWER((3*[.F74])/(4 * 3.1446 * [.H74] * [.D74] * [.$L$1]);1/3)/100" office:value-type="float" office:value="0.0000000000665737100155775" calcext:value-type="float">
            <text:p>6,65737100155775E-11</text:p>
          </table:table-cell>
          <table:table-cell/>
          <table:table-cell table:formula="of:=[.J74]/[.$N$1]" office:value-type="float" office:value="1.2580607903041" calcext:value-type="float">
            <text:p>1,258060790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80.94788" calcext:value-type="float">
            <text:p>180,94788</text:p>
          </table:table-cell>
          <table:table-cell/>
          <table:table-cell office:value-type="float" office:value="16.69" calcext:value-type="float">
            <text:p>16,69</text:p>
          </table:table-cell>
          <table:table-cell/>
          <table:table-cell table:formula="of:==POWER((3*[.F75])/(4 * 3.1446 * [.H75] * [.D75] * [.$L$1]);1/3)/100" office:value-type="float" office:value="0.0000000000609110618935683" calcext:value-type="float">
            <text:p>6,09110618935683E-11</text:p>
          </table:table-cell>
          <table:table-cell/>
          <table:table-cell table:formula="of:=[.J75]/[.$N$1]" office:value-type="float" office:value="1.15105224939626" calcext:value-type="float">
            <text:p>1,15105224939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3.84" calcext:value-type="float">
            <text:p>183,84</text:p>
          </table:table-cell>
          <table:table-cell/>
          <table:table-cell office:value-type="float" office:value="19.25" calcext:value-type="float">
            <text:p>19,25</text:p>
          </table:table-cell>
          <table:table-cell/>
          <table:table-cell table:formula="of:==POWER((3*[.F76])/(4 * 3.1446 * [.H76] * [.D76] * [.$L$1]);1/3)/100" office:value-type="float" office:value="0.0000000000573994958045938" calcext:value-type="float">
            <text:p>5,73994958045938E-11</text:p>
          </table:table-cell>
          <table:table-cell/>
          <table:table-cell table:formula="of:=[.J76]/[.$N$1]" office:value-type="float" office:value="1.08469326762903" calcext:value-type="float">
            <text:p>1,08469326762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86.207" calcext:value-type="float">
            <text:p>186,207</text:p>
          </table:table-cell>
          <table:table-cell/>
          <table:table-cell office:value-type="float" office:value="21.02" calcext:value-type="float">
            <text:p>21,02</text:p>
          </table:table-cell>
          <table:table-cell/>
          <table:table-cell table:formula="of:==POWER((3*[.F77])/(4 * 3.1446 * [.H77] * [.D77] * [.$L$1]);1/3)/100" office:value-type="float" office:value="0.000000000055076074987394" calcext:value-type="float">
            <text:p>5,5076074987394E-11</text:p>
          </table:table-cell>
          <table:table-cell/>
          <table:table-cell table:formula="of:=[.J77]/[.$N$1]" office:value-type="float" office:value="1.04078697746116" calcext:value-type="float">
            <text:p>1,04078697746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90.23" calcext:value-type="float">
            <text:p>190,23</text:p>
          </table:table-cell>
          <table:table-cell/>
          <table:table-cell office:value-type="float" office:value="22.59" calcext:value-type="float">
            <text:p>22,59</text:p>
          </table:table-cell>
          <table:table-cell/>
          <table:table-cell table:formula="of:==POWER((3*[.F78])/(4 * 3.1446 * [.H78] * [.D78] * [.$L$1]);1/3)/100" office:value-type="float" office:value="0.0000000000533205985200425" calcext:value-type="float">
            <text:p>5,33205985200425E-11</text:p>
          </table:table-cell>
          <table:table-cell/>
          <table:table-cell table:formula="of:=[.J78]/[.$N$1]" office:value-type="float" office:value="1.00761328004578" calcext:value-type="float">
            <text:p>1,00761328004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92.217" calcext:value-type="float">
            <text:p>192,217</text:p>
          </table:table-cell>
          <table:table-cell/>
          <table:table-cell office:value-type="float" office:value="22.56" calcext:value-type="float">
            <text:p>22,56</text:p>
          </table:table-cell>
          <table:table-cell/>
          <table:table-cell table:formula="of:==POWER((3*[.F79])/(4 * 3.1446 * [.H79] * [.D79] * [.$L$1]);1/3)/100" office:value-type="float" office:value="0.0000000000527420012606784" calcext:value-type="float">
            <text:p>5,27420012606784E-11</text:p>
          </table:table-cell>
          <table:table-cell/>
          <table:table-cell table:formula="of:=[.J79]/[.$N$1]" office:value-type="float" office:value="0.996679376479144" calcext:value-type="float">
            <text:p>0,996679376479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5.084" calcext:value-type="float">
            <text:p>195,084</text:p>
          </table:table-cell>
          <table:table-cell/>
          <table:table-cell office:value-type="float" office:value="21.45" calcext:value-type="float">
            <text:p>21,45</text:p>
          </table:table-cell>
          <table:table-cell/>
          <table:table-cell table:formula="of:==POWER((3*[.F80])/(4 * 3.1446 * [.H80] * [.D80] * [.$L$1]);1/3)/100" office:value-type="float" office:value="0.0000000000531425865053357" calcext:value-type="float">
            <text:p>5,31425865053357E-11</text:p>
          </table:table-cell>
          <table:table-cell/>
          <table:table-cell table:formula="of:=[.J80]/[.$N$1]" office:value-type="float" office:value="1.00424934049887" calcext:value-type="float">
            <text:p>1,0042493404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96.966569" calcext:value-type="float">
            <text:p>196,966569</text:p>
          </table:table-cell>
          <table:table-cell/>
          <table:table-cell office:value-type="float" office:value="19.3" calcext:value-type="float">
            <text:p>19,3</text:p>
          </table:table-cell>
          <table:table-cell/>
          <table:table-cell table:formula="of:==POWER((3*[.F81])/(4 * 3.1446 * [.H81] * [.D81] * [.$L$1]);1/3)/100" office:value-type="float" office:value="0.0000000000544770252171394" calcext:value-type="float">
            <text:p>5,44770252171394E-11</text:p>
          </table:table-cell>
          <table:table-cell/>
          <table:table-cell table:formula="of:=[.J81]/[.$N$1]" office:value-type="float" office:value="1.02946657745309" calcext:value-type="float">
            <text:p>1,02946657745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00.59" calcext:value-type="float">
            <text:p>200,59</text:p>
          </table:table-cell>
          <table:table-cell/>
          <table:table-cell office:value-type="float" office:value="13.534" calcext:value-type="float">
            <text:p>13,534</text:p>
          </table:table-cell>
          <table:table-cell/>
          <table:table-cell table:formula="of:==POWER((3*[.F82])/(4 * 3.1446 * [.H82] * [.D82] * [.$L$1]);1/3)/100" office:value-type="float" office:value="0.0000000000608907845425743" calcext:value-type="float">
            <text:p>6,08907845425743E-11</text:p>
          </table:table-cell>
          <table:table-cell/>
          <table:table-cell table:formula="of:=[.J82]/[.$N$1]" office:value-type="float" office:value="1.15066906299714" calcext:value-type="float">
            <text:p>1,15066906299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04.3833" calcext:value-type="float">
            <text:p>204,3833</text:p>
          </table:table-cell>
          <table:table-cell/>
          <table:table-cell office:value-type="float" office:value="11.85" calcext:value-type="float">
            <text:p>11,85</text:p>
          </table:table-cell>
          <table:table-cell/>
          <table:table-cell table:formula="of:==POWER((3*[.F83])/(4 * 3.1446 * [.H83] * [.D83] * [.$L$1]);1/3)/100" office:value-type="float" office:value="0.0000000000632464394290588" calcext:value-type="float">
            <text:p>6,32464394290588E-11</text:p>
          </table:table-cell>
          <table:table-cell/>
          <table:table-cell table:formula="of:=[.J83]/[.$N$1]" office:value-type="float" office:value="1.19518448879331" calcext:value-type="float">
            <text:p>1,19518448879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07.2" calcext:value-type="float">
            <text:p>207,2</text:p>
          </table:table-cell>
          <table:table-cell/>
          <table:table-cell office:value-type="float" office:value="11.34" calcext:value-type="float">
            <text:p>11,34</text:p>
          </table:table-cell>
          <table:table-cell/>
          <table:table-cell table:formula="of:==POWER((3*[.F84])/(4 * 3.1446 * [.H84] * [.D84] * [.$L$1]);1/3)/100" office:value-type="float" office:value="0.0000000000636973266212036" calcext:value-type="float">
            <text:p>6,36973266212036E-11</text:p>
          </table:table-cell>
          <table:table-cell/>
          <table:table-cell table:formula="of:=[.J84]/[.$N$1]" office:value-type="float" office:value="1.20370502185591" calcext:value-type="float">
            <text:p>1,2037050218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08.9804" calcext:value-type="float">
            <text:p>208,9804</text:p>
          </table:table-cell>
          <table:table-cell/>
          <table:table-cell office:value-type="float" office:value="9.78" calcext:value-type="float">
            <text:p>9,78</text:p>
          </table:table-cell>
          <table:table-cell/>
          <table:table-cell table:formula="of:==POWER((3*[.F85])/(4 * 3.1446 * [.H85] * [.D85] * [.$L$1]);1/3)/100" office:value-type="float" office:value="0.0000000000663291682577297" calcext:value-type="float">
            <text:p>6,63291682577297E-11</text:p>
          </table:table-cell>
          <table:table-cell/>
          <table:table-cell table:formula="of:=[.J85]/[.$N$1]" office:value-type="float" office:value="1.25343962082041" calcext:value-type="float">
            <text:p>1,25343962082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9.398" calcext:value-type="float">
            <text:p>9,398</text:p>
          </table:table-cell>
          <table:table-cell office:value-type="string" calcext:value-type="string">
            <text:p>(9.169 – alfa)</text:p>
          </table:table-cell>
          <table:table-cell table:formula="of:==POWER((3*[.F86])/(4 * 3.1446 * [.H86] * [.D86] * [.$L$1]);1/3)/100" office:value-type="float" office:value="0.0000000000664627306585628" calcext:value-type="float">
            <text:p>6,64627306585628E-11</text:p>
          </table:table-cell>
          <table:table-cell/>
          <table:table-cell table:formula="of:=[.J86]/[.$N$1]" office:value-type="float" office:value="1.25596358440164" calcext:value-type="float">
            <text:p>1,2559635844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float" office:value="6.5" calcext:value-type="float">
            <text:p>6,5</text:p>
          </table:table-cell>
          <table:table-cell/>
          <table:table-cell table:formula="of:==POWER((3*[.F87])/(4 * 3.1446 * [.H87] * [.D87] * [.$L$1]);1/3)/100" office:value-type="float" office:value="0.0000000000744554338152102" calcext:value-type="float">
            <text:p>7,44554338152102E-11</text:p>
          </table:table-cell>
          <table:table-cell/>
          <table:table-cell table:formula="of:=[.J87]/[.$N$1]" office:value-type="float" office:value="1.40700378401745" calcext:value-type="float">
            <text:p>1,4070037840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4.4" calcext:value-type="float">
            <text:p>4,4</text:p>
          </table:table-cell>
          <table:table-cell/>
          <table:table-cell table:formula="of:==POWER((3*[.F88])/(4 * 3.1446 * [.H88] * [.D88] * [.$L$1]);1/3)/100" office:value-type="float" office:value="0.0000000000854735529189076" calcext:value-type="float">
            <text:p>8,54735529189076E-11</text:p>
          </table:table-cell>
          <table:table-cell/>
          <table:table-cell table:formula="of:=[.J88]/[.$N$1]" office:value-type="float" office:value="1.61521605916359" calcext:value-type="float">
            <text:p>1,61521605916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table:formula="of:==POWER((3*[.F89])/(4 * 3.1446 * [.H89] * [.D89] * [.$L$1]);1/3)/100" office:value-type="float" office:value="0.000000000337861036869392" calcext:value-type="float">
            <text:p>3,37861036869392E-10</text:p>
          </table:table-cell>
          <table:table-cell/>
          <table:table-cell table:formula="of:=[.J89]/[.$N$1]" office:value-type="float" office:value="6.3846482786886" calcext:value-type="float">
            <text:p>6,384648278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6" calcext:value-type="float">
            <text:p>22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=POWER((3*[.F90])/(4 * 3.1446 * [.H90] * [.D90] * [.$L$1]);1/3)/100" office:value-type="float" office:value="0.000000000207627303324919" calcext:value-type="float">
            <text:p>2,07627303324919E-10</text:p>
          </table:table-cell>
          <table:table-cell/>
          <table:table-cell table:formula="of:=[.J90]/[.$N$1]" office:value-type="float" office:value="3.92358739280922" calcext:value-type="float">
            <text:p>3,92358739280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10.062" calcext:value-type="float">
            <text:p>10,062</text:p>
          </table:table-cell>
          <table:table-cell/>
          <table:table-cell table:formula="of:==POWER((3*[.F91])/(4 * 3.1446 * [.H91] * [.D91] * [.$L$1]);1/3)/100" office:value-type="float" office:value="0.000000000143876019309543" calcext:value-type="float">
            <text:p>1,43876019309543E-10</text:p>
          </table:table-cell>
          <table:table-cell/>
          <table:table-cell table:formula="of:=[.J91]/[.$N$1]" office:value-type="float" office:value="2.71886272397947" calcext:value-type="float">
            <text:p>2,71886272397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2.03806" calcext:value-type="float">
            <text:p>232,03806</text:p>
          </table:table-cell>
          <table:table-cell/>
          <table:table-cell office:value-type="float" office:value="11.724" calcext:value-type="float">
            <text:p>11,724</text:p>
          </table:table-cell>
          <table:table-cell/>
          <table:table-cell table:formula="of:==POWER((3*[.F92])/(4 * 3.1446 * [.H92] * [.D92] * [.$L$1]);1/3)/100" office:value-type="float" office:value="0.000000000125138071717085" calcext:value-type="float">
            <text:p>1,25138071717085E-10</text:p>
          </table:table-cell>
          <table:table-cell/>
          <table:table-cell table:formula="of:=[.J92]/[.$N$1]" office:value-type="float" office:value="2.36476683310409" calcext:value-type="float">
            <text:p>2,36476683310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31.03588" calcext:value-type="float">
            <text:p>231,03588</text:p>
          </table:table-cell>
          <table:table-cell/>
          <table:table-cell office:value-type="float" office:value="15.374" calcext:value-type="float">
            <text:p>15,374</text:p>
          </table:table-cell>
          <table:table-cell office:value-type="string" calcext:value-type="string">
            <text:p>(13.87 – beta)</text:p>
          </table:table-cell>
          <table:table-cell table:formula="of:==POWER((3*[.F93])/(4 * 3.1446 * [.H93] * [.D93] * [.$L$1]);1/3)/100" office:value-type="float" office:value="0.00000000010597965475137" calcext:value-type="float">
            <text:p>1,0597965475137E-10</text:p>
          </table:table-cell>
          <table:table-cell/>
          <table:table-cell table:formula="of:=[.J93]/[.$N$1]" office:value-type="float" office:value="2.0027252226362" calcext:value-type="float">
            <text:p>2,0027252226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8.02891" calcext:value-type="float">
            <text:p>238,02891</text:p>
          </table:table-cell>
          <table:table-cell/>
          <table:table-cell office:value-type="float" office:value="19.01" calcext:value-type="float">
            <text:p>19,01</text:p>
          </table:table-cell>
          <table:table-cell office:value-type="string" calcext:value-type="string">
            <text:p>(18.108 – beta, 18.06 – gamma)</text:p>
          </table:table-cell>
          <table:table-cell table:formula="of:==POWER((3*[.F94])/(4 * 3.1446 * [.H94] * [.D94] * [.$L$1]);1/3)/100" office:value-type="float" office:value="0.0000000000938455672697644" calcext:value-type="float">
            <text:p>9,38455672697644E-11</text:p>
          </table:table-cell>
          <table:table-cell/>
          <table:table-cell table:formula="of:=[.J94]/[.$N$1]" office:value-type="float" office:value="1.77342420151004" calcext:value-type="float">
            <text:p>1,7734242015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float" office:value="20.464" calcext:value-type="float">
            <text:p>20,464</text:p>
          </table:table-cell>
          <table:table-cell office:value-type="string" calcext:value-type="string">
            <text:p>(19.369– beta, 18.00 – gamma)</text:p>
          </table:table-cell>
          <table:table-cell table:formula="of:==POWER((3*[.F95])/(4 * 3.1446 * [.H95] * [.D95] * [.$L$1]);1/3)/100" office:value-type="float" office:value="0.0000000000868563503438371" calcext:value-type="float">
            <text:p>8,68563503438371E-11</text:p>
          </table:table-cell>
          <table:table-cell/>
          <table:table-cell table:formula="of:=[.J95]/[.$N$1]" office:value-type="float" office:value="1.64134714335328" calcext:value-type="float">
            <text:p>1,64134714335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4" calcext:value-type="float">
            <text:p>244</text:p>
          </table:table-cell>
          <table:table-cell/>
          <table:table-cell office:value-type="float" office:value="19.816" calcext:value-type="float">
            <text:p>19,816</text:p>
          </table:table-cell>
          <table:table-cell office:value-type="string" calcext:value-type="string">
            <text:p>(17.77– beta, 17.19– gamma, 15.92 - delta, 16.48 – eta)</text:p>
          </table:table-cell>
          <table:table-cell table:formula="of:==POWER((3*[.F96])/(4 * 3.1446 * [.H96] * [.D96] * [.$L$1]);1/3)/100" office:value-type="float" office:value="0.0000000000847896675065719" calcext:value-type="float">
            <text:p>8,47896675065719E-11</text:p>
          </table:table-cell>
          <table:table-cell/>
          <table:table-cell table:formula="of:=[.J96]/[.$N$1]" office:value-type="float" office:value="1.6022924978641" calcext:value-type="float">
            <text:p>1,6022924978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float" office:value="13.78" calcext:value-type="float">
            <text:p>13,78</text:p>
          </table:table-cell>
          <table:table-cell office:value-type="string" calcext:value-type="string">
            <text:p>(13.67 – beta)</text:p>
          </table:table-cell>
          <table:table-cell table:formula="of:==POWER((3*[.F97])/(4 * 3.1446 * [.H97] * [.D97] * [.$L$1]);1/3)/100" office:value-type="float" office:value="0.0000000000918938610003413" calcext:value-type="float">
            <text:p>9,18938610003413E-11</text:p>
          </table:table-cell>
          <table:table-cell/>
          <table:table-cell table:formula="of:=[.J97]/[.$N$1]" office:value-type="float" office:value="1.73654229826059" calcext:value-type="float">
            <text:p>1,7365422982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13.68" calcext:value-type="float">
            <text:p>13,68</text:p>
          </table:table-cell>
          <table:table-cell/>
          <table:table-cell table:formula="of:==POWER((3*[.F98])/(4 * 3.1446 * [.H98] * [.D98] * [.$L$1]);1/3)/100" office:value-type="float" office:value="0.000000000089423555928356" calcext:value-type="float">
            <text:p>8,9423555928356E-11</text:p>
          </table:table-cell>
          <table:table-cell/>
          <table:table-cell table:formula="of:=[.J98]/[.$N$1]" office:value-type="float" office:value="1.68986029795706" calcext:value-type="float">
            <text:p>1,68986029795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47" calcext:value-type="float">
            <text:p>247</text:p>
          </table:table-cell>
          <table:table-cell/>
          <table:table-cell office:value-type="float" office:value="14.78" calcext:value-type="float">
            <text:p>14,78</text:p>
          </table:table-cell>
          <table:table-cell/>
          <table:table-cell table:formula="of:==POWER((3*[.F99])/(4 * 3.1446 * [.H99] * [.D99] * [.$L$1]);1/3)/100" office:value-type="float" office:value="0.0000000000844225102834228" calcext:value-type="float">
            <text:p>8,44225102834228E-11</text:p>
          </table:table-cell>
          <table:table-cell/>
          <table:table-cell table:formula="of:=[.J99]/[.$N$1]" office:value-type="float" office:value="1.59535423189976" calcext:value-type="float">
            <text:p>1,59535423189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1" calcext:value-type="float">
            <text:p>25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=POWER((3*[.F100])/(4 * 3.1446 * [.H100] * [.D100] * [.$L$1]);1/3)/100" office:value-type="float" office:value="0.0000000000839530470913391" calcext:value-type="float">
            <text:p>8,39530470913391E-11</text:p>
          </table:table-cell>
          <table:table-cell/>
          <table:table-cell table:formula="of:=[.J100]/[.$N$1]" office:value-type="float" office:value="1.5864826633134" calcext:value-type="float">
            <text:p>1,586482663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8.84" calcext:value-type="float">
            <text:p>8,84</text:p>
          </table:table-cell>
          <table:table-cell/>
          <table:table-cell table:formula="of:==POWER((3*[.F101])/(4 * 3.1446 * [.H101] * [.D101] * [.$L$1]);1/3)/100" office:value-type="float" office:value="0.0000000000954076703541614" calcext:value-type="float">
            <text:p>9,54076703541614E-11</text:p>
          </table:table-cell>
          <table:table-cell/>
          <table:table-cell table:formula="of:=[.J101]/[.$N$1]" office:value-type="float" office:value="1.80294367158965" calcext:value-type="float">
            <text:p>1,80294367158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table:style-name="ce1" office:value-type="float" office:value="9.71" calcext:value-type="float">
            <text:p>9,71</text:p>
          </table:table-cell>
          <table:table-cell/>
          <table:table-cell table:style-name="ce1" table:formula="of:==POWER((3*[.F102])/(4 * 3.1446 * [.H102] * [.D102] * [.$L$1]);1/3)/100" office:value-type="float" office:value="0.0000000000908051059645699" calcext:value-type="float">
            <text:p>9,08051059645699E-11</text:p>
          </table:table-cell>
          <table:table-cell/>
          <table:table-cell table:style-name="ce1" table:formula="of:=[.J102]/[.$N$1]" office:value-type="float" office:value="1.71596780991632" calcext:value-type="float">
            <text:p>1,7159678099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table:style-name="ce1" office:value-type="float" office:value="10.3" calcext:value-type="float">
            <text:p>10,3</text:p>
          </table:table-cell>
          <table:table-cell/>
          <table:table-cell table:style-name="ce1" table:formula="of:==POWER((3*[.F103])/(4 * 3.1446 * [.H103] * [.D103] * [.$L$1]);1/3)/100" office:value-type="float" office:value="0.0000000000871255215815781" calcext:value-type="float">
            <text:p>8,71255215815781E-11</text:p>
          </table:table-cell>
          <table:table-cell/>
          <table:table-cell table:style-name="ce1" table:formula="of:=[.J103]/[.$N$1]" office:value-type="float" office:value="1.64643374255288" calcext:value-type="float">
            <text:p>1,64643374255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style-name="ce1" office:value-type="float" office:value="9.94" calcext:value-type="float">
            <text:p>9,94</text:p>
          </table:table-cell>
          <table:table-cell/>
          <table:table-cell table:style-name="ce1" table:formula="of:==POWER((3*[.F104])/(4 * 3.1446 * [.H104] * [.D104] * [.$L$1]);1/3)/100" office:value-type="float" office:value="0.000000000086399809048525" calcext:value-type="float">
            <text:p>8,6399809048525E-11</text:p>
          </table:table-cell>
          <table:table-cell/>
          <table:table-cell table:style-name="ce1" table:formula="of:=[.J104]/[.$N$1]" office:value-type="float" office:value="1.63271976322601" calcext:value-type="float">
            <text:p>1,6327197632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1" office:value-type="float" office:value="14.4" calcext:value-type="float">
            <text:p>14,4</text:p>
          </table:table-cell>
          <table:table-cell/>
          <table:table-cell table:style-name="ce1" table:formula="of:==POWER((3*[.F105])/(4 * 3.1446 * [.H105] * [.D105] * [.$L$1]);1/3)/100" office:value-type="float" office:value="0.0000000000751181602534702" calcext:value-type="float">
            <text:p>7,51181602534702E-11</text:p>
          </table:table-cell>
          <table:table-cell/>
          <table:table-cell table:style-name="ce1" table:formula="of:=[.J105]/[.$N$1]" office:value-type="float" office:value="1.41952749865613" calcext:value-type="float">
            <text:p>1,41952749865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/>
          <table:table-cell table:style-name="ce1" table:formula="of:==POWER((3*[.F106])/(4 * 3.1446 * [.H106] * [.D106] * [.$L$1]);1/3)/100" office:value-type="float" office:value="0.0000000000632892809067158" calcext:value-type="float">
            <text:p>6,32892809067158E-11</text:p>
          </table:table-cell>
          <table:table-cell/>
          <table:table-cell table:style-name="ce1" table:formula="of:=[.J106]/[.$N$1]" office:value-type="float" office:value="1.19599407538878" calcext:value-type="float">
            <text:p>1,19599407538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68" calcext:value-type="float">
            <text:p>268</text:p>
          </table:table-cell>
          <table:table-cell/>
          <table:table-cell table:style-name="ce1" office:value-type="float" office:value="21.6" calcext:value-type="float">
            <text:p>21,6</text:p>
          </table:table-cell>
          <table:table-cell/>
          <table:table-cell table:style-name="ce1" table:formula="of:==POWER((3*[.F107])/(4 * 3.1446 * [.H107] * [.D107] * [.$L$1]);1/3)/100" office:value-type="float" office:value="0.0000000000637124243526582" calcext:value-type="float">
            <text:p>6,37124243526582E-11</text:p>
          </table:table-cell>
          <table:table-cell/>
          <table:table-cell table:style-name="ce1" table:formula="of:=[.J107]/[.$N$1]" office:value-type="float" office:value="1.20399032763144" calcext:value-type="float">
            <text:p>1,203990327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1" calcext:value-type="float">
            <text:p>27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/>
          <table:table-cell table:style-name="ce1" table:formula="of:==POWER((3*[.F108])/(4 * 3.1446 * [.H108] * [.D108] * [.$L$1]);1/3)/100" office:value-type="float" office:value="0.0000000000606956641748638" calcext:value-type="float">
            <text:p>6,06956641748638E-11</text:p>
          </table:table-cell>
          <table:table-cell/>
          <table:table-cell table:style-name="ce1" table:formula="of:=[.J108]/[.$N$1]" office:value-type="float" office:value="1.14698182243403" calcext:value-type="float">
            <text:p>1,14698182243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=POWER((3*[.F109])/(4 * 3.1446 * [.H109] * [.D109] * [.$L$1]);1/3)/100" office:value-type="float" office:value="0.0000000000574879645457555" calcext:value-type="float">
            <text:p>5,74879645457555E-11</text:p>
          </table:table-cell>
          <table:table-cell/>
          <table:table-cell table:style-name="ce1" table:formula="of:=[.J109]/[.$N$1]" office:value-type="float" office:value="1.0863650845429" calcext:value-type="float">
            <text:p>1,086365084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/>
          <table:table-cell table:style-name="ce1" table:formula="of:==POWER((3*[.F110])/(4 * 3.1446 * [.H110] * [.D110] * [.$L$1]);1/3)/100" office:value-type="float" office:value="0.0000000000551352496590779" calcext:value-type="float">
            <text:p>5,51352496590779E-11</text:p>
          </table:table-cell>
          <table:table-cell/>
          <table:table-cell table:style-name="ce1" table:formula="of:=[.J110]/[.$N$1]" office:value-type="float" office:value="1.04190521669114" calcext:value-type="float">
            <text:p>1,04190521669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table:style-name="ce1" office:value-type="float" office:value="37.4" calcext:value-type="float">
            <text:p>37,4</text:p>
          </table:table-cell>
          <table:table-cell/>
          <table:table-cell table:style-name="ce1" table:formula="of:==POWER((3*[.F111])/(4 * 3.1446 * [.H111] * [.D111] * [.$L$1]);1/3)/100" office:value-type="float" office:value="0.0000000000502749365992974" calcext:value-type="float">
            <text:p>5,02749365992974E-11</text:p>
          </table:table-cell>
          <table:table-cell/>
          <table:table-cell table:style-name="ce1" table:formula="of:=[.J111]/[.$N$1]" office:value-type="float" office:value="0.950058611061352" calcext:value-type="float">
            <text:p>0,950058611061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81" calcext:value-type="float">
            <text:p>281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/>
          <table:table-cell table:style-name="ce1" table:formula="of:==POWER((3*[.F112])/(4 * 3.1446 * [.H112] * [.D112] * [.$L$1]);1/3)/100" office:value-type="float" office:value="0.0000000000555851465462773" calcext:value-type="float">
            <text:p>5,55851465462773E-11</text:p>
          </table:table-cell>
          <table:table-cell/>
          <table:table-cell table:style-name="ce1" table:formula="of:=[.J112]/[.$N$1]" office:value-type="float" office:value="1.05040703570248" calcext:value-type="float">
            <text:p>1,05040703570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1" office:value-type="float" office:value="28.7" calcext:value-type="float">
            <text:p>28,7</text:p>
          </table:table-cell>
          <table:table-cell/>
          <table:table-cell table:style-name="ce1" table:formula="of:==POWER((3*[.F113])/(4 * 3.1446 * [.H113] * [.D113] * [.$L$1]);1/3)/100" office:value-type="float" office:value="0.0000000000536653161612468" calcext:value-type="float">
            <text:p>5,36653161612468E-11</text:p>
          </table:table-cell>
          <table:table-cell/>
          <table:table-cell table:style-name="ce1" table:formula="of:=[.J113]/[.$N$1]" office:value-type="float" office:value="1.01412749936784" calcext:value-type="float">
            <text:p>1,01412749936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/>
          <table:table-cell table:style-name="ce1" table:formula="of:==POWER((3*[.F114])/(4 * 3.1446 * [.H114] * [.D114] * [.$L$1]);1/3)/100" office:value-type="float" office:value="0.0000000000676855780795347" calcext:value-type="float">
            <text:p>6,76855780795347E-11</text:p>
          </table:table-cell>
          <table:table-cell/>
          <table:table-cell table:style-name="ce1" table:formula="of:=[.J114]/[.$N$1]" office:value-type="float" office:value="1.27907205158019" calcext:value-type="float">
            <text:p>1,27907205158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84" calcext:value-type="float">
            <text:p>284</text:p>
          </table:table-cell>
          <table:table-cell/>
          <table:table-cell table:style-name="ce1" office:value-type="float" office:value="11.85" calcext:value-type="float">
            <text:p>11,85</text:p>
          </table:table-cell>
          <table:table-cell/>
          <table:table-cell table:style-name="ce1" table:formula="of:==POWER((3*[.F115])/(4 * 3.1446 * [.H115] * [.D115] * [.$L$1]);1/3)/100" office:value-type="float" office:value="0.0000000000705765446808478" calcext:value-type="float">
            <text:p>7,05765446808478E-11</text:p>
          </table:table-cell>
          <table:table-cell/>
          <table:table-cell table:style-name="ce1" table:formula="of:=[.J115]/[.$N$1]" office:value-type="float" office:value="1.33370340269972" calcext:value-type="float">
            <text:p>1,33370340269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/>
          <table:table-cell table:style-name="ce1" table:formula="of:==POWER((3*[.F116])/(4 * 3.1446 * [.H116] * [.D116] * [.$L$1]);1/3)/100" office:value-type="float" office:value="0.0000000000570629246965641" calcext:value-type="float">
            <text:p>5,70629246965641E-11</text:p>
          </table:table-cell>
          <table:table-cell/>
          <table:table-cell table:style-name="ce1" table:formula="of:=[.J116]/[.$N$1]" office:value-type="float" office:value="1.07833299547262" calcext:value-type="float">
            <text:p>1,07833299547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table:style-name="ce1" office:value-type="float" office:value="13.5" calcext:value-type="float">
            <text:p>13,5</text:p>
          </table:table-cell>
          <table:table-cell/>
          <table:table-cell table:style-name="ce1" table:formula="of:==POWER((3*[.F117])/(4 * 3.1446 * [.H117] * [.D117] * [.$L$1]);1/3)/100" office:value-type="float" office:value="0.0000000000662931350236222" calcext:value-type="float">
            <text:p>6,62931350236222E-11</text:p>
          </table:table-cell>
          <table:table-cell/>
          <table:table-cell table:style-name="ce1" table:formula="of:=[.J117]/[.$N$1]" office:value-type="float" office:value="1.25275869138193" calcext:value-type="float">
            <text:p>1,2527586913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table:style-name="ce1" office:value-type="float" office:value="12.9" calcext:value-type="float">
            <text:p>12,9</text:p>
          </table:table-cell>
          <table:table-cell/>
          <table:table-cell table:style-name="ce1" table:formula="of:==POWER((3*[.F118])/(4 * 3.1446 * [.H118] * [.D118] * [.$L$1]);1/3)/100" office:value-type="float" office:value="0.0000000000669320102285978" calcext:value-type="float">
            <text:p>6,69320102285978E-11</text:p>
          </table:table-cell>
          <table:table-cell/>
          <table:table-cell table:style-name="ce1" table:formula="of:=[.J118]/[.$N$1]" office:value-type="float" office:value="1.26483168303418" calcext:value-type="float">
            <text:p>1,26483168303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style-name="ce1" office:value-type="float" office:value="7.3" calcext:value-type="float">
            <text:p>7,3</text:p>
          </table:table-cell>
          <table:table-cell/>
          <table:table-cell table:style-name="ce1" table:formula="of:==POWER((3*[.F119])/(4 * 3.1446 * [.H119] * [.D119] * [.$L$1]);1/3)/100" office:value-type="float" office:value="0.0000000000801313714554136" calcext:value-type="float">
            <text:p>8,01313714554136E-11</text:p>
          </table:table-cell>
          <table:table-cell/>
          <table:table-cell table:style-name="ce1" table:formula="of:=[.J119]/[.$N$1]" office:value-type="float" office:value="1.51426346042245" calcext:value-type="float">
            <text:p>1,5142634604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style-name="ce1" office:value-type="float" office:value="7.2" calcext:value-type="float">
            <text:p>7,2</text:p>
          </table:table-cell>
          <table:table-cell/>
          <table:table-cell table:style-name="ce1" table:formula="of:==POWER((3*[.F120])/(4 * 3.1446 * [.H120] * [.D120] * [.$L$1]);1/3)/100" office:value-type="float" office:value="0.00000000007965320751222" calcext:value-type="float">
            <text:p>7,965320751222E-11</text:p>
          </table:table-cell>
          <table:table-cell/>
          <table:table-cell table:style-name="ce1" table:formula="of:=[.J120]/[.$N$1]" office:value-type="float" office:value="1.50522747146933" calcext:value-type="float">
            <text:p>1,50522747146933</text:p>
          </table:table-cell>
          <table:table-cell table:number-columns-repeated="2"/>
        </table:table-row>
      </table:table>
      <table:table table:name="Slater type orbital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rm constant:</text:p>
          </table:table-cell>
          <table:table-cell/>
          <table:table-cell table:formula="of:=SQRT(FACT([.C2]-[.C3]-1)/(2 * [.C2] * FACT([.C2] + [.C3])))* (1/[.C2])^[.C3]" office:value-type="float" office:value="0.0000000000287877408107628" calcext:value-type="float">
            <text:p>2,87877408107628E-11</text:p>
          </table:table-cell>
        </table:table-row>
        <table:table-row table:style-name="ro1">
          <table:table-cell office:value-type="string" calcext:value-type="string">
            <text:p>Laguerre polynoms: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1^([.B6])*(FACT([.C$2]+[.C$3]))/(FACT([.C$2]-[.C$3]-1-[.B6])*FACT((2*[.C$3])+1+[.B6])*FACT([.B6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-1^([.B7])*(FACT([.C$2]+[.C$3]))/(FACT([.C$2]-[.C$3]-1-[.B7])*FACT((2*[.C$3])+1+[.B7])*FACT([.B7]))" office:value-type="string" office:string-value="" calcext:value-type="error">
            <text:p>Chyba:50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-1^([.B8])*(FACT([.C$2]+[.C$3]))/(FACT([.C$2]-[.C$3]-1-[.B8])*FACT((2*[.C$3])+1+[.B8])*FACT([.B8]))" office:value-type="string" office:string-value="" calcext:value-type="error">
            <text:p>Chyba:50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-1^([.B9])*(FACT([.C$2]+[.C$3]))/(FACT([.C$2]-[.C$3]-1-[.B9])*FACT((2*[.C$3])+1+[.B9])*FACT([.B9]))" office:value-type="string" office:string-value="" calcext:value-type="error">
            <text:p>Chyba:5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/>
    </number:number-style>
    <number:currency-style style:name="N11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1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8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0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0:59:49.385931681</meta:creation-date>
    <meta:generator>LibreOffice/24.8.3.2$Linux_X86_64 LibreOffice_project/e14c9fdd1f585efcbb2c5363087a99d20928d522</meta:generator>
    <dc:date>2025-01-12T15:58:44.829164003</dc:date>
    <meta:editing-duration>PT1H28M17S</meta:editing-duration>
    <meta:editing-cycles>13</meta:editing-cycles>
    <meta:document-statistic meta:table-count="2" meta:cell-count="866" meta:object-count="0"/>
  </office:meta>
</office:document-meta>
</file>